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Segoe UI" style:font-name-complex="Segoe UI" fo:color="#0D0D0D" fo:background-color="#FFFFFF"/>
    </style:style>
    <style:style style:name="T15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Párrafodelista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Párrafodelista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Párrafodelista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Párrafodelista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Párrafodelista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Párrafodelista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Párrafodelista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Párrafodelista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Párrafodelista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Párrafodelista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Párrafodelista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36" style:family="table-column">
      <style:table-column-properties style:column-width="1.1791in"/>
    </style:style>
    <style:style style:name="TableColumn37" style:family="table-column">
      <style:table-column-properties style:column-width="1.1798in"/>
    </style:style>
    <style:style style:name="TableColumn38" style:family="table-column">
      <style:table-column-properties style:column-width="1.1798in"/>
    </style:style>
    <style:style style:name="TableColumn39" style:family="table-column">
      <style:table-column-properties style:column-width="1.1798in"/>
    </style:style>
    <style:style style:name="TableColumn40" style:family="table-column">
      <style:table-column-properties style:column-width="1.1798in"/>
    </style:style>
    <style:style style:name="Table35" style:family="table">
      <style:table-properties style:width="5.8986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88" style:family="table-column">
      <style:table-column-properties style:column-width="1.9659in"/>
    </style:style>
    <style:style style:name="TableColumn89" style:family="table-column">
      <style:table-column-properties style:column-width="1.9659in"/>
    </style:style>
    <style:style style:name="TableColumn90" style:family="table-column">
      <style:table-column-properties style:column-width="1.9666in"/>
    </style:style>
    <style:style style:name="Table87" style:family="table">
      <style:table-properties style:width="5.8986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09" style:family="table-column">
      <style:table-column-properties style:column-width="2.9493in"/>
    </style:style>
    <style:style style:name="TableColumn110" style:family="table-column">
      <style:table-column-properties style:column-width="2.9493in"/>
    </style:style>
    <style:style style:name="Table108" style:family="table">
      <style:table-properties style:width="5.8986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41" style:family="table-column">
      <style:table-column-properties style:column-width="1.4743in"/>
    </style:style>
    <style:style style:name="TableColumn142" style:family="table-column">
      <style:table-column-properties style:column-width="1.4743in"/>
    </style:style>
    <style:style style:name="TableColumn143" style:family="table-column">
      <style:table-column-properties style:column-width="1.475in"/>
    </style:style>
    <style:style style:name="TableColumn144" style:family="table-column">
      <style:table-column-properties style:column-width="1.5777in"/>
    </style:style>
    <style:style style:name="Table140" style:family="table">
      <style:table-properties style:width="6.0013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Presupuesto del Proyecto de Creación de Página Web</text:p>
      <text:p text:style-name="Normal"><text:span text:style-name="T2">Nombre del Proyecto:</text:span><text:span text:style-name="T3"><text:s/>Desarrollo de Página Web<text:s/></text:span></text:p>
      <text:p text:style-name="Normal"><text:span text:style-name="T4">Fecha:</text:span><text:span text:style-name="T5"><text:s/>20 de mayo de 2024</text:span></text:p>
      <text:p text:style-name="Normal"><text:span text:style-name="T6">Nombre</text:span><text:span text:style-name="T7"><text:s/>del</text:span><text:span text:style-name="T8"><text:s/>Equipo</text:span><text:span text:style-name="T9">:</text:span><text:span text:style-name="T10"><text:s/></text:span><text:span text:style-name="T11">CODEBOARD</text:span></text:p>
      <text:p text:style-name="P12"/>
      <text:p text:style-name="P13">1. Descripción del Proyecto</text:p>
      <text:p text:style-name="Normal"><text:span text:style-name="T14">El proyecto consiste en desarrollar una página web interactiva para un videojuego. El objetivo principal es crear una plataforma en línea que ofrezca información detallada sobre el videojuego, sus personajes, y opciones de pago y suscripción. La página web incluirá varias secciones como "Conócenos", "Pago Mensual", "Personajes", "Inicio de Sesión" y "Registro". La página web será desarrollada utilizando HTML para la estructura del contenido, CSS para el diseño y la presentación visual, y JavaScript para agregar interactividad y funcionalidades avanzadas</text:span><text:span text:style-name="T15">.</text:span></text:p>
      <text:p text:style-name="P16">Objetivos específicos:</text:p>
      <text:list text:style-name="LFO2" text:continue-numbering="true">
        <text:list-item>
          <text:p text:style-name="P17">Proporcionar una descripción completa del videojuego y su equipo de desarrollo en la sección "Conócenos".</text:p>
        </text:list-item>
        <text:list-item>
          <text:p text:style-name="P18">Permitir a los usuarios gestionar sus pagos y suscripciones a través de la sección "Pago Mensual".</text:p>
        </text:list-item>
        <text:list-item>
          <text:p text:style-name="P19">Mostrar una galería interactiva con los personajes del videojuego en la sección "Personajes".</text:p>
        </text:list-item>
        <text:list-item>
          <text:p text:style-name="P20">Facilitar el acceso de los usuarios mediante las secciones de "Inicio de Sesión" y "Registro".</text:p>
        </text:list-item>
        <text:list-item>
          <text:p text:style-name="P21">Integrar elementos multimedia como imágenes, videos y animaciones para mejorar la experiencia del usuario.</text:p>
        </text:list-item>
      </text:list>
      <text:p text:style-name="P22">2. Alcance del Proyecto</text:p>
      <text:list text:style-name="LFO3" text:continue-numbering="true">
        <text:list-item>
          <text:p text:style-name="P23">Desarrollo de la estructura de la página web utilizando HTML.</text:p>
        </text:list-item>
        <text:list-item>
          <text:p text:style-name="P24">Diseño y estilización de la página web utilizando CSS.</text:p>
        </text:list-item>
        <text:list-item>
          <text:p text:style-name="P25">Implementación de interactividad y funcionalidades dinámicas usando JavaScript.</text:p>
        </text:list-item>
        <text:list-item>
          <text:p text:style-name="P26">Integración de elementos multimedia (imágenes, videos, animaciones).</text:p>
        </text:list-item>
        <text:list-item>
          <text:p text:style-name="P27">Optimización para dispositivos móviles.</text:p>
        </text:list-item>
        <text:list-item>
          <text:p text:style-name="P28">Pruebas y corrección de errores.</text:p>
        </text:list-item>
      </text:list>
      <text:p text:style-name="P29"/>
      <text:p text:style-name="P30"/>
      <text:p text:style-name="P31"/>
      <text:p text:style-name="P32"/>
      <text:p text:style-name="P33"/>
      <text:soft-page-break/>
      <text:p text:style-name="P34">3. Recursos Humanos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Rol</text:p>
          </table:table-cell>
          <table:table-cell table:style-name="TableCell44">
            <text:p text:style-name="P45">Descripción</text:p>
          </table:table-cell>
          <table:table-cell table:style-name="TableCell46">
            <text:p text:style-name="P47">Horas Estimadas</text:p>
          </table:table-cell>
          <table:table-cell table:style-name="TableCell48">
            <text:p text:style-name="P49">Costo por Hora</text:p>
          </table:table-cell>
          <table:table-cell table:style-name="TableCell50">
            <text:p text:style-name="P51">Costo Total</text:p>
          </table:table-cell>
        </table:table-row>
        <table:table-row table:style-name="TableRow52">
          <table:table-cell table:style-name="TableCell53">
            <text:p text:style-name="P54">Desarrollador Web</text:p>
          </table:table-cell>
          <table:table-cell table:style-name="TableCell55">
            <text:p text:style-name="P56">Encargado de la codificación en HTML y CSS</text:p>
          </table:table-cell>
          <table:table-cell table:style-name="TableCell57">
            <text:p text:style-name="P58">20<text:s/>horas</text:p>
          </table:table-cell>
          <table:table-cell table:style-name="TableCell59">
            <text:p text:style-name="P60">23€/h</text:p>
          </table:table-cell>
          <table:table-cell table:style-name="TableCell61">
            <text:p text:style-name="P62">460€</text:p>
          </table:table-cell>
        </table:table-row>
        <table:table-row table:style-name="TableRow63">
          <table:table-cell table:style-name="TableCell64">
            <text:p text:style-name="P65">Diseñador Gráfico</text:p>
          </table:table-cell>
          <table:table-cell table:style-name="TableCell66">
            <text:p text:style-name="P67">Diseño de elementos visuales y gráficos</text:p>
          </table:table-cell>
          <table:table-cell table:style-name="TableCell68">
            <text:p text:style-name="P69">5 horas<text:s/></text:p>
          </table:table-cell>
          <table:table-cell table:style-name="TableCell70">
            <text:p text:style-name="P71">16€/h</text:p>
          </table:table-cell>
          <table:table-cell table:style-name="TableCell72">
            <text:p text:style-name="P73">80€</text:p>
          </table:table-cell>
        </table:table-row>
        <table:table-row table:style-name="TableRow74">
          <table:table-cell table:style-name="TableCell75">
            <text:p text:style-name="P76">Gerente de Proyecto</text:p>
          </table:table-cell>
          <table:table-cell table:style-name="TableCell77">
            <text:p text:style-name="P78">Planificación y seguimiento del proyecto</text:p>
          </table:table-cell>
          <table:table-cell table:style-name="TableCell79">
            <text:p text:style-name="P80">20 horas</text:p>
          </table:table-cell>
          <table:table-cell table:style-name="TableCell81">
            <text:p text:style-name="P82">28€/h</text:p>
          </table:table-cell>
          <table:table-cell table:style-name="TableCell83">
            <text:p text:style-name="P84">560€</text:p>
          </table:table-cell>
        </table:table-row>
      </table:table>
      <text:p text:style-name="P85"/>
      <text:p text:style-name="P86">4. Contingencias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Concepto</text:p>
          </table:table-cell>
          <table:table-cell table:style-name="TableCell94">
            <text:p text:style-name="P95">Descripción</text:p>
          </table:table-cell>
          <table:table-cell table:style-name="TableCell96">
            <text:p text:style-name="P97">Costo Total</text:p>
          </table:table-cell>
        </table:table-row>
        <table:table-row table:style-name="TableRow98">
          <table:table-cell table:style-name="TableCell99">
            <text:p text:style-name="P100">Fondo de Contingencia</text:p>
          </table:table-cell>
          <table:table-cell table:style-name="TableCell101">
            <text:p text:style-name="P102">Para imprevistos y cambios de alcance</text:p>
          </table:table-cell>
          <table:table-cell table:style-name="TableCell103">
            <text:p text:style-name="P104">300€</text:p>
          </table:table-cell>
        </table:table-row>
      </table:table>
      <text:p text:style-name="P105"/>
      <text:p text:style-name="P106"/>
      <text:p text:style-name="P107">5. Resumen del Presupuesto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Concepto</text:p>
          </table:table-cell>
          <table:table-cell table:style-name="TableCell114">
            <text:p text:style-name="P115">Costo Total</text:p>
          </table:table-cell>
        </table:table-row>
        <table:table-row table:style-name="TableRow116">
          <table:table-cell table:style-name="TableCell117">
            <text:p text:style-name="P118">Recursos Humanos</text:p>
          </table:table-cell>
          <table:table-cell table:style-name="TableCell119">
            <text:p text:style-name="P120">1100</text:p>
          </table:table-cell>
        </table:table-row>
        <table:table-row table:style-name="TableRow121">
          <table:table-cell table:style-name="TableCell122">
            <text:p text:style-name="P123">Otros Gastos</text:p>
          </table:table-cell>
          <table:table-cell table:style-name="TableCell124">
            <text:p text:style-name="P125">150€</text:p>
          </table:table-cell>
        </table:table-row>
        <table:table-row table:style-name="TableRow126">
          <table:table-cell table:style-name="TableCell127">
            <text:p text:style-name="P128">Contingencias</text:p>
          </table:table-cell>
          <table:table-cell table:style-name="TableCell129">
            <text:p text:style-name="P130">300€</text:p>
          </table:table-cell>
        </table:table-row>
        <table:table-row table:style-name="TableRow131">
          <table:table-cell table:style-name="TableCell132">
            <text:p text:style-name="P133"><text:span text:style-name="T134">Costo Total del Proyecto:</text:span></text:p>
          </table:table-cell>
          <table:table-cell table:style-name="TableCell135">
            <text:p text:style-name="P136">1550€</text:p>
          </table:table-cell>
        </table:table-row>
      </table:table>
      <text:p text:style-name="P137"/>
      <text:p text:style-name="P138"/>
      <text:p text:style-name="P139">6. Cronograma del Proyecto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Fase del Proyecto</text:p>
          </table:table-cell>
          <table:table-cell table:style-name="TableCell148">
            <text:p text:style-name="P149">Descripción</text:p>
          </table:table-cell>
          <table:table-cell table:style-name="TableCell150">
            <text:p text:style-name="P151">Fecha de Inicio</text:p>
          </table:table-cell>
          <table:table-cell table:style-name="TableCell152">
            <text:p text:style-name="P153">Fecha de Finalización</text:p>
          </table:table-cell>
        </table:table-row>
        <table:table-row table:style-name="TableRow154">
          <table:table-cell table:style-name="TableCell155">
            <text:p text:style-name="P156">Planificación</text:p>
          </table:table-cell>
          <table:table-cell table:style-name="TableCell157">
            <text:p text:style-name="P158">Recolección de requerimientos y planificación</text:p>
          </table:table-cell>
          <table:table-cell table:style-name="TableCell159">
            <text:p text:style-name="P160">29 de abril</text:p>
          </table:table-cell>
          <table:table-cell table:style-name="TableCell161">
            <text:p text:style-name="P162">3 de mayo</text:p>
          </table:table-cell>
        </table:table-row>
        <table:table-row table:style-name="TableRow163">
          <table:table-cell table:style-name="TableCell164">
            <text:p text:style-name="P165">Diseño</text:p>
          </table:table-cell>
          <table:table-cell table:style-name="TableCell166">
            <text:p text:style-name="P167">Creación de maquetas y diseño gráfico</text:p>
          </table:table-cell>
          <table:table-cell table:style-name="TableCell168">
            <text:p text:style-name="P169">4<text:s/>de mayo</text:p>
          </table:table-cell>
          <table:table-cell table:style-name="TableCell170">
            <text:p text:style-name="P171">7 de mayo</text:p>
          </table:table-cell>
        </table:table-row>
        <table:table-row table:style-name="TableRow172">
          <table:table-cell table:style-name="TableCell173">
            <text:p text:style-name="P174">Desarrollo</text:p>
          </table:table-cell>
          <table:table-cell table:style-name="TableCell175">
            <text:p text:style-name="P176">Codificación en HTML y CSS</text:p>
          </table:table-cell>
          <table:table-cell table:style-name="TableCell177">
            <text:p text:style-name="P178">8 de mayo</text:p>
          </table:table-cell>
          <table:table-cell table:style-name="TableCell179">
            <text:p text:style-name="P180">15 de mayo</text:p>
          </table:table-cell>
        </table:table-row>
        <table:table-row table:style-name="TableRow181">
          <table:table-cell table:style-name="TableCell182">
            <text:p text:style-name="P183">Pruebas</text:p>
          </table:table-cell>
          <table:table-cell table:style-name="TableCell184">
            <text:p text:style-name="P185">Pruebas y corrección de errores</text:p>
          </table:table-cell>
          <table:table-cell table:style-name="TableCell186">
            <text:p text:style-name="P187">16 de mayo</text:p>
          </table:table-cell>
          <table:table-cell table:style-name="TableCell188">
            <text:p text:style-name="P189">20 de mayo</text:p>
          </table:table-cell>
        </table:table-row>
      </table:table>
      <text:p text:style-name="P190"/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BLO DIAZ FERNANDEZ</meta:initial-creator>
    <dc:creator>PABLO DIAZ FERNANDEZ</dc:creator>
    <meta:creation-date>2024-05-20T11:12:00Z</meta:creation-date>
    <dc:date>2024-05-20T11:57:00Z</dc:date>
    <meta:template xlink:href="Normal" xlink:type="simple"/>
    <meta:editing-cycles>37</meta:editing-cycles>
    <meta:editing-duration>PT2700S</meta:editing-duration>
    <meta:document-statistic meta:page-count="2" meta:paragraph-count="5" meta:word-count="398" meta:character-count="2588" meta:row-count="18" meta:non-whitespace-character-count="2195"/>
  </office:meta>
</office:document-meta>
</file>